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826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2" style:family="table-cell" style:parent-style-name="Default">
      <style:text-properties fo:color="#007826" fo:font-style="italic" style:font-style-asian="italic" style:font-style-complex="italic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ff3333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default-cell-style-name="ce2"/>
        <table:table-column table:style-name="co2" table:default-cell-style-name="ce2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lust name</text:p>
          </table:table-cell>
          <table:table-cell table:style-name="ce1" office:value-type="string" calcext:value-type="string">
            <text:p>center/rad</text:p>
          </table:table-cell>
          <table:table-cell table:style-name="ce1" office:value-type="string" calcext:value-type="string">
            <text:p>ext/dm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red_memb</text:p>
          </table:table-cell>
          <table:table-cell table:style-name="ce1" office:value-type="string" calcext:value-type="string">
            <text:p>n_gen</text:p>
          </table:table-cell>
          <table:table-cell table:style-name="ce1" office:value-type="string" calcext:value-type="string">
            <text:p>p_mut</text:p>
          </table:table-cell>
          <table:table-cell table:style-name="ce1" office:value-type="string" calcext:value-type="string">
            <text:p>n_el</text:p>
          </table:table-cell>
          <table:table-cell table:style-name="ce1" office:value-type="string" calcext:value-type="string">
            <text:p>n_ei</text:p>
          </table:table-cell>
          <table:table-cell table:style-name="ce1" office:value-type="string" calcext:value-type="string">
            <text:p>n_es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_lit</text:p>
          </table:table-cell>
          <table:table-cell table:style-name="ce1" office:value-type="string" calcext:value-type="string">
            <text:p>Reason for choosing</text:p>
          </table:table-cell>
          <table:table-cell table:style-name="ce1"/>
          <table:table-cell table:style-name="ce13" table:number-columns-repeated="2"/>
          <table:table-cell table:number-columns-repeated="2"/>
          <table:table-cell table:style-name="ce13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8.7" calcext:value-type="float">
            <text:p>18.7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18.48" calcext:value-type="float">
            <text:p>18.48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MHK975</text:p>
          </table:table-cell>
          <table:table-cell table:style-name="ce9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8.56" calcext:value-type="float">
            <text:p>18.5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string" calcext:value-type="string">
            <text:p>Good fit.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58" calcext:value-type="float">
            <text:p>18.5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8" calcext:value-type="float">
            <text:p>18.4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18.46" calcext:value-type="float">
            <text:p>18.46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4" table:number-columns-repeated="18"/>
          <table:table-cell table:style-name="ce15"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46" calcext:value-type="float">
            <text:p>18.46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4" calcext:value-type="float">
            <text:p>18.54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L21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scott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48" calcext:value-type="float">
            <text:p>18.48</text:p>
          </table:table-cell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Lowest error (fits the RC)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58" calcext:value-type="float">
            <text:p>18.5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4" table:number-columns-repeated="18"/>
          <table:table-cell table:style-name="ce15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18.7" calcext:value-type="float">
            <text:p>18.7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18.5" calcext:value-type="float">
            <text:p>18.5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office:value-type="string" calcext:value-type="string">
            <text:p>2 bright stars not fitted.</text:p>
          </table:table-cell>
          <table:table-cell table:style-name="ce6"/>
          <table:table-cell table:style-name="ce16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18.42" calcext:value-type="float">
            <text:p>18.4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SDL63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9.1" calcext:value-type="float">
            <text:p>19.1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9.04" calcext:value-type="float">
            <text:p>19.04</text:p>
          </table:table-cell>
          <table:table-cell table:style-name="ce6"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35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office:value-type="string" calcext:value-type="string">
            <text:p>A few bright stars not fitted</text:p>
          </table:table-cell>
          <table:table-cell table:style-name="ce6"/>
          <table:table-cell table:style-name="ce16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8.4" calcext:value-type="float">
            <text:p>18.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L579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string" calcext:value-type="string">
            <text:p>Lowest (?) likelihood.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kip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5" calcext:value-type="float">
            <text:p>6.85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6" calcext:value-type="float">
            <text:p>19.0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-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4" calcext:value-type="float">
            <text:p>19.0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8/5</text:p>
          </table:table-cell>
          <table:table-cell table:style-name="ce3" office:value-type="string" calcext:value-type="string">
            <text:p>B134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knuth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18.96" calcext:value-type="float">
            <text:p>18.96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table:number-columns-repeated="2"/>
          <table:table-cell table:style-name="ce14" table:number-columns-repeated="1006"/>
        </table:table-row>
        <table:table-row table:style-name="ro1">
          <table:table-cell office:value-type="string" calcext:value-type="string">
            <text:p>18/6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8.98" calcext:value-type="float">
            <text:p>18.98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6" calcext:value-type="float">
            <text:p>18.96</text:p>
          </table:table-cell>
          <table:table-cell table:style-name="ce11" office:value-type="float" office:value="7.85" calcext:value-type="float">
            <text:p>7.8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96" calcext:value-type="float">
            <text:p>18.96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" calcext:value-type="float">
            <text:p>18.9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8.92" calcext:value-type="float">
            <text:p>18.92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18.94" calcext:value-type="float">
            <text:p>18.94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5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office:value-type="float" office:value="18.98" calcext:value-type="float">
            <text:p>18.98</text:p>
          </table:table-cell>
          <table:table-cell office:value-type="float" office:value="6.6" calcext:value-type="float">
            <text:p>6.6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6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88" calcext:value-type="float">
            <text:p>18.88</text:p>
          </table:table-cell>
          <table:table-cell office:value-type="float" office:value="6.5" calcext:value-type="float">
            <text:p>6.5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7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8.9" calcext:value-type="float">
            <text:p>18.9</text:p>
          </table:table-cell>
          <table:table-cell office:value-type="float" office:value="6.4" calcext:value-type="float">
            <text:p>6.4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6">
          <table:table-cell table:style-name="ce7" table:number-columns-repeated="18"/>
          <table:table-cell table:style-name="ce12" table:number-columns-repeated="1006"/>
        </table:table-row>
        <table:table-row table:style-name="ro1">
          <table:table-cell table:style-name="ce7" table:number-columns-repeated="14"/>
          <table:table-cell table:style-name="ce12" table:number-columns-repeated="2"/>
          <table:table-cell table:style-name="ce7" table:number-columns-repeated="2"/>
          <table:table-cell table:style-name="ce12" table:number-columns-repeated="1006"/>
        </table:table-row>
        <table:table-row table:style-name="ro1" table:number-rows-repeated="12">
          <table:table-cell table:style-name="ce7" table:number-columns-repeated="18"/>
          <table:table-cell table:style-name="ce12" table:number-columns-repeated="1006"/>
        </table:table-row>
        <table:table-row table:style-name="ro1">
          <table:table-cell table:style-name="ce8" table:number-columns-repeated="18"/>
          <table:table-cell table:style-name="ce17" table:number-columns-repeated="1006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0:02:28.6677556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2:31.084217537</meta:creation-date>
    <dc:date>2015-10-09T10:16:17.372657816</dc:date>
    <meta:editing-duration>P1DT8H53M25S</meta:editing-duration>
    <meta:editing-cycles>47</meta:editing-cycles>
    <meta:generator>LibreOffice/5.0.2.2$Linux_X86_64 LibreOffice_project/00m0$Build-2</meta:generator>
    <meta:document-statistic meta:table-count="1" meta:cell-count="909" meta:object-count="0"/>
  </office:meta>
</office:document-meta>
</file>